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E800000494FE6C17C06122BB94.png" manifest:media-type="image/png"/>
  <manifest:file-entry manifest:full-path="Pictures/10000201000001AF000002941C83FB664AF0077C.png" manifest:media-type="image/png"/>
  <manifest:file-entry manifest:full-path="Pictures/1000020100000120000001828B9954CE13104DCD.png" manifest:media-type="image/png"/>
  <manifest:file-entry manifest:full-path="Pictures/1000020100000772000003EC41598034FAD350AB.png" manifest:media-type="image/png"/>
  <manifest:file-entry manifest:full-path="Pictures/1000030E000025D4000039FB4D5350A5206B4A8A.svg" manifest:media-type="image/svg+xml"/>
  <manifest:file-entry manifest:full-path="Pictures/1000000000000FC000000BD03488FB6F3F82627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l Nile" svg:font-family="'Al Nile'" style:font-pitch="variable"/>
    <style:font-face style:name="Apple Chancery" svg:font-family="'Apple Chancery'" style:font-pitch="variable"/>
    <style:font-face style:name="Apple Symbols" svg:font-family="'Apple Symbols'" style:font-pitch="variable"/>
    <style:font-face style:name="Bangla MN" svg:font-family="'Bangla MN'" style:font-pitch="variable"/>
    <style:font-face style:name="Beirut" svg:font-family="Beirut" style:font-pitch="variable"/>
    <style:font-face style:name="Liberation Sans1" svg:font-family="'Liberation Sans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56d98" draw:textarea-horizontal-align="justify" draw:textarea-vertical-align="middle" draw:auto-grow-height="false" fo:min-height="3.052cm" fo:min-width="4.834cm"/>
    </style:style>
    <style:style style:name="gr2" style:family="graphic" style:parent-style-name="standard">
      <style:graphic-properties draw:stroke="none" svg:stroke-color="#ffffff" draw:fill="none" draw:fill-color="#ffffff" draw:auto-grow-height="true" draw:auto-grow-width="false" fo:max-height="0cm" fo:min-height="1.165cm"/>
      <style:paragraph-properties style:writing-mode="lr-tb"/>
    </style:style>
    <style:style style:name="gr3" style:family="graphic" style:parent-style-name="standard">
      <style:graphic-properties draw:fill="solid" draw:fill-color="#9f2b15" draw:textarea-horizontal-align="justify" draw:textarea-vertical-align="middle" draw:auto-grow-height="false" fo:min-height="12.198cm" fo:min-width="4.834cm"/>
    </style:style>
    <style:style style:name="gr4" style:family="graphic" style:parent-style-name="standard">
      <style:graphic-properties draw:stroke="none" svg:stroke-color="#ffffff" draw:fill="none" draw:fill-color="#ffffff" draw:auto-grow-height="true" draw:auto-grow-width="false" fo:max-height="0cm" fo:min-height="0.625cm"/>
      <style:paragraph-properties style:writing-mode="lr-tb"/>
    </style:style>
    <style:style style:name="gr5" style:family="graphic" style:parent-style-name="standard">
      <style:graphic-properties draw:fill="solid" draw:fill-color="#253ce3" draw:textarea-horizontal-align="justify" draw:textarea-vertical-align="middle" draw:auto-grow-height="false" fo:min-height="0.512cm" fo:min-width="4.834cm"/>
    </style:style>
    <style:style style:name="gr6" style:family="graphic" style:parent-style-name="standard">
      <style:graphic-properties draw:stroke="none" draw:fill="none" draw:fill-color="#ffff6d" fo:min-height="0.726cm"/>
      <style:paragraph-properties style:writing-mode="lr-tb"/>
    </style:style>
    <style:style style:name="gr7" style:family="graphic" style:parent-style-name="standard">
      <style:graphic-properties draw:stroke="none" draw:fill="none" draw:fill-color="#ffff6d" fo:min-height="0.47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stroke="none" svg:stroke-color="#ffffff" draw:fill="none" draw:fill-color="#ffffff" draw:auto-grow-height="true" draw:auto-grow-width="false" fo:max-height="0cm" fo:min-height="0.46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427297" draw:textarea-horizontal-align="justify" draw:textarea-vertical-align="middle" draw:auto-grow-height="false" fo:min-height="3.052cm" fo:min-width="4.834cm"/>
    </style:style>
    <style:style style:name="gr13" style:family="graphic" style:parent-style-name="standard">
      <style:graphic-properties draw:fill="solid" draw:fill-color="#9c4231" draw:textarea-horizontal-align="justify" draw:textarea-vertical-align="middle" draw:auto-grow-height="false" fo:min-height="12.198cm" fo:min-width="4.834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356d98"/>
      <style:paragraph-properties fo:text-align="center"/>
    </style:style>
    <style:style style:name="P2" style:family="paragraph">
      <style:text-properties fo:color="#ffffff" style:font-name="Bangla MN" fo:font-size="16pt"/>
    </style:style>
    <style:style style:name="P3" style:family="paragraph">
      <loext:graphic-properties draw:fill="none" draw:fill-color="#ffffff"/>
      <style:text-properties fo:color="#ffffff" style:font-name="Bangla MN" fo:font-size="16pt" style:font-size-asian="16pt" style:font-size-complex="16pt"/>
    </style:style>
    <style:style style:name="P4" style:family="paragraph">
      <loext:graphic-properties draw:fill="solid" draw:fill-color="#9f2b15"/>
      <style:paragraph-properties fo:text-align="center"/>
    </style:style>
    <style:style style:name="P5" style:family="paragraph">
      <style:text-properties fo:color="#ffffff" style:font-name="Al Nile" fo:font-size="15pt"/>
    </style:style>
    <style:style style:name="P6" style:family="paragraph">
      <loext:graphic-properties draw:fill="none" draw:fill-color="#ffffff"/>
      <style:text-properties fo:color="#ffffff" style:font-name="Al Nile" fo:font-size="15pt" style:font-size-asian="15pt" style:font-size-complex="15pt"/>
    </style:style>
    <style:style style:name="P7" style:family="paragraph">
      <loext:graphic-properties draw:fill="solid" draw:fill-color="#253ce3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6d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color="#000000" style:font-name="Bangla MN" fo:font-size="11pt"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color="#000000" style:font-name="Bangla MN" fo:font-size="11pt" fo:font-style="italic" style:font-size-asian="11pt" style:font-style-asian="italic" style:font-size-complex="11pt" style:font-style-complex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solid" draw:fill-color="#427297"/>
      <style:paragraph-properties fo:text-align="center"/>
    </style:style>
    <style:style style:name="P16" style:family="paragraph">
      <loext:graphic-properties draw:fill="solid" draw:fill-color="#9c4231"/>
      <style:paragraph-properties fo:text-align="center"/>
    </style:style>
    <style:style style:name="P17" style:family="paragraph">
      <style:text-properties style:font-name="Al Nile"/>
    </style:style>
    <style:style style:name="P18" style:family="paragraph">
      <loext:graphic-properties draw:fill="none" draw:fill-color="#ffffff"/>
      <style:text-properties style:font-name="Al Nile" fo:font-size="15pt" style:font-size-asian="15pt" style:font-size-complex="15pt"/>
    </style:style>
    <style:style style:name="P19" style:family="paragraph">
      <loext:graphic-properties draw:fill="none" draw:fill-color="#ffff6d"/>
    </style:style>
    <style:style style:name="P20" style:family="paragraph">
      <style:text-properties fo:color="#000000" style:font-name="Bangla MN" fo:font-style="italic" style:font-style-asian="italic" style:font-style-complex="italic"/>
    </style:style>
    <style:style style:name="P21" style:family="paragraph">
      <style:text-properties fo:color="#ffffff" style:font-name="Bangla MN"/>
    </style:style>
    <style:style style:name="P22" style:family="paragraph">
      <loext:graphic-properties draw:fill-color="#ffffff"/>
    </style:style>
    <style:style style:name="P23" style:family="paragraph">
      <style:text-properties fo:color="#ffffff"/>
    </style:style>
    <style:style style:name="P24" style:family="paragraph">
      <loext:graphic-properties draw:fill="none" draw:fill-color="#ffff6d"/>
      <style:text-properties fo:color="#ffffff"/>
    </style:style>
    <style:style style:name="P25" style:family="paragraph">
      <style:text-properties style:font-name="Al Nile" fo:font-size="15pt"/>
    </style:style>
    <style:style style:name="P26" style:family="paragraph">
      <style:text-properties fo:color="#ffffff" fo:font-size="18pt"/>
    </style:style>
    <style:style style:name="P27" style:family="paragraph">
      <loext:graphic-properties draw:fill="none" draw:fill-color="#ffff6d"/>
      <style:text-properties fo:color="#ffffff" fo:font-size="18pt"/>
    </style:style>
    <style:style style:name="T1" style:family="text">
      <style:text-properties fo:color="#ffffff" style:font-name="Bangla MN" fo:font-size="15pt" style:font-size-asian="15pt" style:font-size-complex="15pt"/>
    </style:style>
    <style:style style:name="T2" style:family="text">
      <style:text-properties fo:color="#ffffff" style:font-name="Al Nile" fo:font-size="13pt" style:font-size-asian="13pt" style:font-size-complex="13pt"/>
    </style:style>
    <style:style style:name="T3" style:family="text">
      <style:text-properties style:font-name="Al Nile" fo:font-size="13pt" style:font-size-asian="13pt" style:font-size-complex="13pt"/>
    </style:style>
    <style:style style:name="T4" style:family="text">
      <style:text-properties fo:color="#000000" style:font-name="Bangla MN"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61cm" svg:height="1.415cm" svg:x="0.708cm" svg:y="1.116cm">
          <draw:text-box>
            <text:p text:style-name="P2"><text:span text:style-name="T1">verlichting</text:span></text:p>
          </draw:text-box>
        </draw:frame>
        <draw:custom-shape draw:style-name="gr3" draw:text-style-name="P4" draw:layer="layout" svg:width="5.334cm" svg:height="12.448cm" draw:transform="skewX (-0.000698131700797732) translate (-0.009cm 3.302cm)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18cm" svg:height="0.878cm" svg:x="0.254cm" svg:y="4.205cm">
          <draw:text-box>
            <text:p text:style-name="P5"><text:span text:style-name="T2">about</text:span></text:p>
          </draw:text-box>
        </draw:frame>
        <draw:custom-shape draw:style-name="gr5" draw:text-style-name="P7" draw:layer="layout" svg:width="5.334cm" svg:height="0.762cm" svg:x="-0.009cm" svg:y="3.04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675cm" svg:height="0.976cm" svg:x="0.254cm" svg:y="5.218cm">
          <draw:text-box>
            <text:p text:style-name="P8"><text:span text:style-name="T3">trips</text:span></text:p>
          </draw:text-box>
        </draw:frame>
        <draw:frame draw:style-name="gr7" draw:text-style-name="P9" draw:layer="layout" svg:width="2.437cm" svg:height="0.878cm" svg:x="0.257cm" svg:y="6.488cm">
          <draw:text-box>
            <text:p text:style-name="P8"><text:span text:style-name="T3">stories</text:span></text:p>
          </draw:text-box>
        </draw:frame>
        <draw:frame draw:style-name="gr8" draw:text-style-name="P10" draw:layer="layout" svg:width="9.081cm" svg:height="6.811cm" svg:x="7.112cm" svg:y="2.079cm">
          <draw:image xlink:href="Pictures/1000000000000FC000000BD03488FB6F3F826275.jpg" xlink:type="simple" xlink:show="embed" xlink:actuate="onLoad" loext:mime-type="image/jpeg">
            <text:p/>
          </draw:image>
        </draw:frame>
        <draw:frame draw:style-name="gr9" draw:text-style-name="P11" draw:layer="layout" svg:width="6.604cm" svg:height="3.095cm" svg:x="19.05cm" svg:y="3.048cm">
          <draw:text-box>
            <text:p text:style-name="P8">Naam: verlichting<text:line-break/>Type: Trintel1A</text:p>
            <text:p text:style-name="P8">Bouwjaar: 1962</text:p>
            <text:p text:style-name="P8">Werf: Anne Wever</text:p>
          </draw:text-box>
        </draw:frame>
        <draw:frame draw:style-name="gr8" draw:text-style-name="P10" draw:layer="layout" svg:width="0.4cm" svg:height="0.613cm" svg:x="0.308cm" svg:y="2.335cm">
          <draw:image xlink:href="Pictures/1000030E000025D4000039FB4D5350A5206B4A8A.svg" xlink:type="simple" xlink:show="embed" xlink:actuate="onLoad" loext:mime-type="image/svg+xml">
            <text:p/>
          </draw:image>
          <draw:image xlink:href="Pictures/10000201000001AF000002941C83FB664AF0077C.png" xlink:type="simple" xlink:show="embed" xlink:actuate="onLoad" loext:mime-type="image/png"/>
        </draw:frame>
        <draw:frame draw:style-name="gr10" draw:text-style-name="P13" draw:layer="layout" svg:width="2.848cm" svg:height="0.714cm" svg:x="0.608cm" svg:y="2.317cm">
          <draw:text-box>
            <text:p text:style-name="P12"><text:span text:style-name="T4">Huidige locatie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2" draw:text-style-name="P15" draw:layer="layout" svg:width="5.334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5.334cm" svg:height="12.448cm" draw:transform="skewX (-0.000698131700797732) translate (-0.009cm 3.302cm)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4.318cm" svg:height="0.878cm" svg:x="0.254cm" svg:y="4.205cm">
          <draw:text-box>
            <text:p text:style-name="P17"><text:span text:style-name="T3">about</text:span></text:p>
          </draw:text-box>
        </draw:frame>
        <draw:custom-shape draw:style-name="gr5" draw:text-style-name="P7" draw:layer="layout" svg:width="5.334cm" svg:height="0.762cm" svg:x="-0.009cm" svg:y="3.048cm">
          <text:p/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1.675cm" svg:height="0.976cm" svg:x="0.354cm" svg:y="5.218cm">
          <draw:text-box>
            <text:p><text:span text:style-name="T3">trips</text:span></text:p>
          </draw:text-box>
        </draw:frame>
        <draw:frame draw:style-name="gr7" draw:text-style-name="P19" draw:layer="layout" svg:width="2.437cm" svg:height="0.878cm" svg:x="0.357cm" svg:y="6.488cm">
          <draw:text-box>
            <text:p><text:span text:style-name="T3">stories</text:span></text:p>
          </draw:text-box>
        </draw:frame>
        <draw:frame draw:style-name="gr8" draw:text-style-name="P10" draw:layer="layout" svg:width="22.668cm" svg:height="15.75cm" svg:x="5.334cm" svg:y="0cm">
          <draw:image xlink:href="Pictures/1000020100000772000003EC41598034FAD350AB.png" xlink:type="simple" xlink:show="embed" xlink:actuate="onLoad" loext:mime-type="image/png">
            <text:p/>
          </draw:image>
        </draw:frame>
        <draw:frame draw:style-name="gr8" draw:text-style-name="P10" draw:layer="layout" svg:width="0.4cm" svg:height="0.613cm" svg:x="0.254cm" svg:y="14.732cm">
          <draw:image xlink:href="Pictures/1000030E000025D4000039FB4D5350A5206B4A8A.svg" xlink:type="simple" xlink:show="embed" xlink:actuate="onLoad" loext:mime-type="image/svg+xml">
            <text:p/>
          </draw:image>
          <draw:image xlink:href="Pictures/10000201000001AF000002941C83FB664AF0077C.png" xlink:type="simple" xlink:show="embed" xlink:actuate="onLoad" loext:mime-type="image/png"/>
        </draw:frame>
        <draw:frame draw:style-name="gr10" draw:text-style-name="P13" draw:layer="layout" svg:width="2.848cm" svg:height="0.714cm" svg:x="0.708cm" svg:y="14.732cm">
          <draw:text-box>
            <text:p text:style-name="P20"><text:span text:style-name="T4">Huidige locatie</text:span></text:p>
          </draw:text-box>
        </draw:frame>
        <draw:frame draw:style-name="gr2" draw:text-style-name="P3" draw:layer="layout" svg:width="3.61cm" svg:height="1.415cm" svg:x="0.708cm" svg:y="1.117cm">
          <draw:text-box>
            <text:p text:style-name="P21"><text:span text:style-name="T1">verlichting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5.334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334cm" svg:height="12.448cm" draw:transform="skewX (-0.000698131700797732) translate (-0.009cm 3.302cm)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4.318cm" svg:height="0.878cm" svg:x="0.254cm" svg:y="4.205cm">
          <draw:text-box>
            <text:p text:style-name="P17"><text:span text:style-name="T3">about</text:span></text:p>
          </draw:text-box>
        </draw:frame>
        <draw:custom-shape draw:style-name="gr5" draw:text-style-name="P7" draw:layer="layout" svg:width="5.334cm" svg:height="0.762cm" svg:x="-0.009cm" svg:y="3.048cm">
          <text:p/>
          <draw:enhanced-geometry svg:viewBox="0 0 21600 21600" draw:type="rectangle" draw:enhanced-path="M 0 0 L 21600 0 21600 21600 0 21600 0 0 Z N"/>
        </draw:custom-shape>
        <draw:frame draw:style-name="gr6" draw:text-style-name="P24" draw:layer="layout" svg:width="1.675cm" svg:height="0.976cm" svg:x="0.354cm" svg:y="5.334cm">
          <draw:text-box>
            <text:p text:style-name="P23"><text:span text:style-name="T2">trips</text:span></text:p>
          </draw:text-box>
        </draw:frame>
        <draw:frame draw:style-name="gr7" draw:text-style-name="P19" draw:layer="layout" svg:width="2.437cm" svg:height="0.878cm" svg:x="0.357cm" svg:y="6.604cm">
          <draw:text-box>
            <text:p><text:span text:style-name="T3">stories</text:span></text:p>
          </draw:text-box>
        </draw:frame>
        <draw:frame draw:style-name="gr8" draw:text-style-name="P10" draw:layer="layout" svg:width="5.079cm" svg:height="6.807cm" svg:x="6.097cm" svg:y="1.321cm">
          <draw:image xlink:href="Pictures/1000020100000120000001828B9954CE13104DCD.png" xlink:type="simple" xlink:show="embed" xlink:actuate="onLoad" loext:mime-type="image/png">
            <text:p/>
          </draw:image>
        </draw:frame>
        <draw:frame draw:style-name="gr8" draw:text-style-name="P10" draw:layer="layout" svg:width="0.4cm" svg:height="0.613cm" svg:x="0.308cm" svg:y="2.335cm">
          <draw:image xlink:href="Pictures/1000030E000025D4000039FB4D5350A5206B4A8A.svg" xlink:type="simple" xlink:show="embed" xlink:actuate="onLoad" loext:mime-type="image/svg+xml">
            <text:p/>
          </draw:image>
          <draw:image xlink:href="Pictures/10000201000001AF000002941C83FB664AF0077C.png" xlink:type="simple" xlink:show="embed" xlink:actuate="onLoad" loext:mime-type="image/png"/>
        </draw:frame>
        <draw:frame draw:style-name="gr10" draw:text-style-name="P13" draw:layer="layout" svg:width="2.848cm" svg:height="0.714cm" svg:x="0.608cm" svg:y="2.317cm">
          <draw:text-box>
            <text:p text:style-name="P20"><text:span text:style-name="T4">Huidige locatie</text:span></text:p>
          </draw:text-box>
        </draw:frame>
        <draw:frame draw:style-name="gr2" draw:text-style-name="P3" draw:layer="layout" svg:width="3.61cm" svg:height="1.415cm" svg:x="0.708cm" svg:y="1.117cm">
          <draw:text-box>
            <text:p text:style-name="P21"><text:span text:style-name="T1">verlichting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5.334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334cm" svg:height="12.448cm" draw:transform="skewX (-0.000698131700797732) translate (-0.009cm 3.302cm)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4.318cm" svg:height="0.878cm" svg:x="0.254cm" svg:y="4.205cm">
          <draw:text-box>
            <text:p text:style-name="P25"><text:span text:style-name="T3">about</text:span></text:p>
          </draw:text-box>
        </draw:frame>
        <draw:custom-shape draw:style-name="gr5" draw:text-style-name="P7" draw:layer="layout" svg:width="5.334cm" svg:height="0.762cm" svg:x="-0.009cm" svg:y="3.04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675cm" svg:height="0.976cm" svg:x="0.254cm" svg:y="5.218cm">
          <draw:text-box>
            <text:p text:style-name="P8"><text:span text:style-name="T3">trips</text:span></text:p>
          </draw:text-box>
        </draw:frame>
        <draw:frame draw:style-name="gr8" draw:text-style-name="P10" draw:layer="layout" svg:width="16.868cm" svg:height="13.075cm" svg:x="5.334cm" svg:y="0.254cm">
          <draw:image xlink:href="Pictures/10000201000005E800000494FE6C17C06122BB94.png" xlink:type="simple" xlink:show="embed" xlink:actuate="onLoad" loext:mime-type="image/png">
            <text:p/>
          </draw:image>
        </draw:frame>
        <draw:frame draw:style-name="gr7" draw:text-style-name="P27" draw:layer="layout" svg:width="2.437cm" svg:height="0.878cm" svg:x="0.257cm" svg:y="6.488cm">
          <draw:text-box>
            <text:p text:style-name="P26"><text:span text:style-name="T2">stories</text:span></text:p>
          </draw:text-box>
        </draw:frame>
        <draw:frame draw:style-name="gr8" draw:text-style-name="P10" draw:layer="layout" svg:width="0.4cm" svg:height="0.613cm" svg:x="0.308cm" svg:y="2.335cm">
          <draw:image xlink:href="Pictures/1000030E000025D4000039FB4D5350A5206B4A8A.svg" xlink:type="simple" xlink:show="embed" xlink:actuate="onLoad" loext:mime-type="image/svg+xml">
            <text:p/>
          </draw:image>
          <draw:image xlink:href="Pictures/10000201000001AF000002941C83FB664AF0077C.png" xlink:type="simple" xlink:show="embed" xlink:actuate="onLoad" loext:mime-type="image/png"/>
        </draw:frame>
        <draw:frame draw:style-name="gr10" draw:text-style-name="P13" draw:layer="layout" svg:width="2.848cm" svg:height="0.714cm" svg:x="0.608cm" svg:y="2.317cm">
          <draw:text-box>
            <text:p text:style-name="P20"><text:span text:style-name="T4">Huidige locatie</text:span></text:p>
          </draw:text-box>
        </draw:frame>
        <draw:frame draw:style-name="gr2" draw:text-style-name="P3" draw:layer="layout" svg:width="3.61cm" svg:height="1.415cm" svg:x="0.708cm" svg:y="1.117cm">
          <draw:text-box>
            <text:p text:style-name="P21"><text:span text:style-name="T1">verlichting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l Nile" svg:font-family="'Al Nile'" style:font-pitch="variable"/>
    <style:font-face style:name="Apple Chancery" svg:font-family="'Apple Chancery'" style:font-pitch="variable"/>
    <style:font-face style:name="Apple Symbols" svg:font-family="'Apple Symbols'" style:font-pitch="variable"/>
    <style:font-face style:name="Bangla MN" svg:font-family="'Bangla MN'" style:font-pitch="variable"/>
    <style:font-face style:name="Beirut" svg:font-family="Beirut" style:font-pitch="variable"/>
    <style:font-face style:name="Liberation Sans1" svg:font-family="'Liberation Sans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495762" draw:fill-hatch-solid="fals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1-21T20:46:32.099432204</meta:creation-date>
    <dc:date>2021-01-21T23:41:18.006445692</dc:date>
    <meta:editing-duration>PT10M28S</meta:editing-duration>
    <meta:editing-cycles>3</meta:editing-cycles>
    <meta:generator>LibreOffice/6.3.4.2$MacOSX_X86_64 LibreOffice_project/60da17e045e08f1793c57c00ba83cdfce946d0aa</meta:generator>
    <meta:document-statistic meta:object-count="70"/>
  </office:meta>
</office:document-meta>
</file>